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Razor Calibration 10/14/2020</text:p>
          </table:table-cell>
          <table:table-cell table:number-columns-repeated="3"/>
        </table:table-row>
        <table:table-row table:style-name="ro1">
          <table:table-cell office:value-type="string">
            <text:p>ST6000</text:p>
          </table:table-cell>
          <table:table-cell office:value-type="string">
            <text:p>Razor</text:p>
          </table:table-cell>
          <table:table-cell office:value-type="string">
            <text:p>Diff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formula="of:=[.B3]-[.A3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table:formula="of:=[.B4]-[.A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[.B5]-[.A5]" office:value-type="float" office:value="-1">
            <text:p>-1</text:p>
          </table:table-cell>
          <table:table-cell/>
        </table:table-row>
        <table:table-row table:style-name="ro1">
          <table:table-cell table:number-columns-repeated="2" office:value-type="float" office:value="199">
            <text:p>199</text:p>
          </table:table-cell>
          <table:table-cell table:formula="of:=[.B6]-[.A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formula="of:=[.B7]-[.A7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table:formula="of:=[.B8]-[.A8]"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table:formula="of:=[.B9]-[.A9]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239">
            <text:p>239</text:p>
          </table:table-cell>
          <table:table-cell table:formula="of:=[.B10]-[.A10]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49">
            <text:p>249</text:p>
          </table:table-cell>
          <table:table-cell table:formula="of:=[.B11]-[.A1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1">
            <text:p>261</text:p>
          </table:table-cell>
          <table:table-cell table:formula="of:=[.B12]-[.A12]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1">
            <text:p>271</text:p>
          </table:table-cell>
          <table:table-cell table:formula="of:=[.B13]-[.A13]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table:formula="of:=[.B14]-[.A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table:formula="of:=[.B15]-[.A1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table:formula="of:=[.B16]-[.A16]"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table:formula="of:=[.B17]-[.A17]"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table:formula="of:=[.B18]-[.A18]"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27">
            <text:p>327</text:p>
          </table:table-cell>
          <table:table-cell table:formula="of:=[.B19]-[.A19]" office:value-type="float" office:value="-2">
            <text:p>-2</text:p>
          </table:table-cell>
          <table:table-cell>
            <draw:frame table:end-cell-address="Sheet1.K43" table:end-x="0.7575in" table:end-y="0.063in" draw:z-index="0" draw:style-name="gr1" draw:text-style-name="P1" svg:width="6.3327in" svg:height="4.2673in" svg:x="0.648in" svg:y="0.063in">
              <draw:object draw:notify-on-update-of-ranges="Sheet1.A3:Sheet1.A40 Sheet1.B2:Sheet1.B2 Sheet1.B3:Sheet1.B40 Sheet1.A3:Sheet1.A40 Sheet1.C2:Sheet1.C2 Sheet1.C3:Sheet1.C4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339">
            <text:p>339</text:p>
          </table:table-cell>
          <table:table-cell table:formula="of:=[.B20]-[.A20]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49">
            <text:p>349</text:p>
          </table:table-cell>
          <table:table-cell table:formula="of:=[.B21]-[.A21]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359">
            <text:p>359</text:p>
          </table:table-cell>
          <table:table-cell table:formula="of:=[.B22]-[.A2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B23]-[.A23]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B24]-[.A24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formula="of:=[.B25]-[.A25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formula="of:=[.B26]-[.A26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formula="of:=[.B27]-[.A27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formula="of:=[.B28]-[.A28]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table:formula="of:=[.B29]-[.A29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formula="of:=[.B30]-[.A30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table:formula="of:=[.B31]-[.A31]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table:formula="of:=[.B32]-[.A32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table:formula="of:=[.B33]-[.A33]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formula="of:=[.B34]-[.A34]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table:formula="of:=[.B35]-[.A35]"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138">
            <text:p>138</text:p>
          </table:table-cell>
          <table:table-cell table:formula="of:=[.B36]-[.A36]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50">
            <text:p>150</text:p>
          </table:table-cell>
          <table:table-cell table:formula="of:=[.B37]-[.A37]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60">
            <text:p>160</text:p>
          </table:table-cell>
          <table:table-cell table:formula="of:=[.B38]-[.A38]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70">
            <text:p>170</text:p>
          </table:table-cell>
          <table:table-cell table:formula="of:=[.B39]-[.A39]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80">
            <text:p>180</text:p>
          </table:table-cell>
          <table:table-cell table:formula="of:=[.B40]-[.A40]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10/14/2020</text:date>, <text:time>20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2:53:14.36</meta:creation-date>
    <dc:date>2020-10-14T20:32:40.59</dc:date>
    <meta:editing-duration>PT3H56M59S</meta:editing-duration>
    <meta:editing-cycles>2</meta:editing-cycles>
    <meta:generator>OpenOffice.org/3.4.1$Win32 OpenOffice.org_project/341m1$Build-9593</meta:generator>
    <meta:document-statistic meta:table-count="3" meta:cell-count="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6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86cm" svg:height="10.84cm" xlink:href=".." xlink:type="simple" chart:class="chart:scatter" chart:style-name="ch1">
        <chart:title svg:x="7.864cm" svg:y="0.691cm" chart:style-name="ch2">
          <text:p>Razor Calibration</text:p>
        </chart:title>
        <chart:legend svg:x="8.044cm" svg:y="1.648cm" style:legend-expansion="custom" chartooo:width="1.452cm" chartooo:height="1.382cm" style:legend-expansion-aspect-ratio="1.0506512301013" chart:style-name="ch3"/>
        <chart:plot-area chart:style-name="ch4" table:cell-range-address="Sheet1.A3:Sheet1.C40 Sheet1.B2:Sheet1.C2" chart:data-source-has-labels="row" svg:x="1.394cm" svg:y="0.45cm" svg:width="12.402cm" svg:height="8.788cm">
          <chartooo:coordinate-region svg:x="2.201cm" svg:y="0.662cm" svg:width="11.053cm" svg:height="7.903cm"/>
          <chart:axis chart:dimension="x" chart:name="primary-x" chart:style-name="ch5">
            <chart:title svg:x="6.202cm" svg:y="9.455cm" chart:style-name="ch6">
              <text:p>ST6000 Compass</text:p>
            </chart:title>
          </chart:axis>
          <chart:axis chart:dimension="y" chart:name="primary-y" chart:style-name="ch7">
            <chart:title svg:x="0.486cm" svg:y="5.642cm" chart:style-name="ch8">
              <text:p>Razor IMU</text:p>
            </chart:title>
            <chart:grid chart:style-name="ch9" chart:class="major"/>
          </chart:axis>
          <chart:axis chart:dimension="y" chart:name="secondary-y" chart:style-name="ch10">
            <chart:title svg:x="14.118cm" svg:y="6.026cm" chart:style-name="ch8">
              <text:p>Razor - ST6000</text:p>
            </chart:title>
          </chart:axis>
          <chart:series chart:attached-axis="primary-y" chart:style-name="ch11" chart:values-cell-range-address="Sheet1.B3:Sheet1.B40" chart:label-cell-address="Sheet1.B2:Sheet1.B2" chart:class="chart:scatter">
            <chart:domain table:cell-range-address="Sheet1.A3:Sheet1.A40"/>
            <chart:data-point chart:repeated="38"/>
          </chart:series>
          <chart:series chart:attached-axis="secondary-y" chart:style-name="ch12" chart:values-cell-range-address="Sheet1.C3:Sheet1.C40" chart:label-cell-address="Sheet1.C2:Sheet1.C2" chart:class="chart:scatter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zor</text:p>
                <draw:g>
                  <svg:desc>Sheet1.B2:Sheet1.B2</svg:desc>
                </draw:g>
              </table:table-cell>
              <table:table-cell office:value-type="string">
                <text:p>Diff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9">
                <text:p>169</text:p>
                <draw:g>
                  <svg:desc>Sheet1.A3:Sheet1.A40</svg:desc>
                </draw:g>
              </table:table-cell>
              <table:table-cell office:value-type="float" office:value="170">
                <text:p>170</text:p>
                <draw:g>
                  <svg:desc>Sheet1.B3:Sheet1.B40</svg:desc>
                </draw:g>
              </table:table-cell>
              <table:table-cell office:value-type="float" office:value="1">
                <text:p>1</text:p>
                <draw:g>
                  <svg:desc>Sheet1.C3:Sheet1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9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9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9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">
                <text:p>329</text:p>
              </table:table-cell>
              <table:table-cell office:value-type="float" office:value="327">
                <text:p>3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